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5cm" fo:margin-left="0cm" fo:margin-top="0cm" fo:margin-bottom="0cm" table:align="left" style:writing-mode="lr-tb"/>
    </style:style>
    <style:style style:name="Table1.A" style:family="table-column">
      <style:table-column-properties style:column-width="3.741cm"/>
    </style:style>
    <style:style style:name="Table1.B" style:family="table-column">
      <style:table-column-properties style:column-width="2.75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15cm" fo:padding-right="0.15cm" fo:padding-top="0.101cm" fo:padding-bottom="0.101cm" fo:border="0.5pt solid #000000">
        <style:background-image/>
      </style:table-cell-properties>
    </style:style>
    <style:style style:name="Table2" style:family="table">
      <style:table-properties style:width="6.5cm" fo:margin-left="0cm" fo:margin-top="0cm" fo:margin-bottom="0cm" table:align="left" style:writing-mode="lr-tb"/>
    </style:style>
    <style:style style:name="Table2.A" style:family="table-column">
      <style:table-column-properties style:column-width="3.741cm"/>
    </style:style>
    <style:style style:name="Table2.B" style:family="table-column">
      <style:table-column-properties style:column-width="2.75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2.A2" style:family="table-cell">
      <style:table-cell-properties fo:background-color="transparent" fo:padding-left="0.15cm" fo:padding-right="0.15cm" fo:padding-top="0.101cm" fo:padding-bottom="0.101cm" fo:border="0.5pt solid #000000">
        <style:background-image/>
      </style:table-cell-properties>
    </style:style>
    <style:style style:name="Table3" style:family="table">
      <style:table-properties style:width="7.195cm" fo:margin-left="0cm" fo:margin-top="0cm" fo:margin-bottom="0cm" table:align="left" style:writing-mode="lr-tb"/>
    </style:style>
    <style:style style:name="Table3.A" style:family="table-column">
      <style:table-column-properties style:column-width="2.648cm"/>
    </style:style>
    <style:style style:name="Table3.B" style:family="table-column">
      <style:table-column-properties style:column-width="4.54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3.A2" style:family="table-cell">
      <style:table-cell-properties fo:background-color="transparent" fo:padding-left="0.15cm" fo:padding-right="0.15cm" fo:padding-top="0.101cm" fo:padding-bottom="0.101cm" fo:border="0.5pt solid #000000">
        <style:background-image/>
      </style:table-cell-properties>
    </style:style>
    <style:style style:name="Table4" style:family="table">
      <style:table-properties style:width="5.23cm" fo:margin-left="0cm" fo:margin-top="0cm" fo:margin-bottom="0cm" table:align="left" style:writing-mode="lr-tb"/>
    </style:style>
    <style:style style:name="Table4.A" style:family="table-column">
      <style:table-column-properties style:column-width="2.648cm"/>
    </style:style>
    <style:style style:name="Table4.B" style:family="table-column">
      <style:table-column-properties style:column-width="2.58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4.A2" style:family="table-cell">
      <style:table-cell-properties fo:background-color="transparent" fo:padding-left="0.15cm" fo:padding-right="0.15cm" fo:padding-top="0.101cm" fo:padding-bottom="0.101cm" fo:border="0.5pt solid #000000">
        <style:background-image/>
      </style:table-cell-properties>
    </style:style>
    <style:style style:name="Table4.3" style:family="table-row">
      <style:table-row-properties style:min-row-height="2.898cm" fo:keep-together="auto"/>
    </style:style>
    <style:style style:name="Table5" style:family="table">
      <style:table-properties style:width="9.675cm" fo:margin-left="0cm" fo:margin-top="0cm" fo:margin-bottom="0cm" table:align="left" style:writing-mode="lr-tb"/>
    </style:style>
    <style:style style:name="Table5.A" style:family="table-column">
      <style:table-column-properties style:column-width="6.241cm"/>
    </style:style>
    <style:style style:name="Table5.B" style:family="table-column">
      <style:table-column-properties style:column-width="3.433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5.A2" style:family="table-cell">
      <style:table-cell-properties fo:background-color="transparent" fo:padding-left="0.15cm" fo:padding-right="0.15cm" fo:padding-top="0.101cm" fo:padding-bottom="0.101cm" fo:border="0.5pt solid #000000">
        <style:background-image/>
      </style:table-cell-properties>
    </style:style>
    <style:style style:name="Table5.3" style:family="table-row">
      <style:table-row-properties style:min-row-height="2.898cm" fo:keep-together="auto"/>
    </style:style>
    <style:style style:name="Table6" style:family="table">
      <style:table-properties style:width="11.897cm" fo:margin-left="0cm" fo:margin-top="0cm" fo:margin-bottom="0cm" table:align="left" style:writing-mode="lr-tb"/>
    </style:style>
    <style:style style:name="Table6.A" style:family="table-column">
      <style:table-column-properties style:column-width="6.992cm"/>
    </style:style>
    <style:style style:name="Table6.B" style:family="table-column">
      <style:table-column-properties style:column-width="4.904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6.A2" style:family="table-cell">
      <style:table-cell-properties fo:background-color="transparent" fo:padding-left="0.15cm" fo:padding-right="0.15cm" fo:padding-top="0.101cm" fo:padding-bottom="0.101cm" fo:border="0.5pt solid #000000">
        <style:background-image/>
      </style:table-cell-properties>
    </style:style>
    <style:style style:name="Table6.3" style:family="table-row">
      <style:table-row-properties style:min-row-height="2.898cm" fo:keep-together="auto"/>
    </style:style>
    <style:style style:name="Table7" style:family="table">
      <style:table-properties style:width="19.526cm" fo:margin-left="-0.168cm" fo:margin-top="0cm" fo:margin-bottom="0cm" table:align="left" style:writing-mode="lr-tb"/>
    </style:style>
    <style:style style:name="Table7.A" style:family="table-column">
      <style:table-column-properties style:column-width="8.255cm"/>
    </style:style>
    <style:style style:name="Table7.B" style:family="table-column">
      <style:table-column-properties style:column-width="11.269cm"/>
    </style:style>
    <style:style style:name="Table7.1" style:family="table-row">
      <style:table-row-properties style:min-row-height="0.039cm" fo:keep-together="auto"/>
    </style:style>
    <style:style style:name="Table7.A1" style:family="table-cell">
      <style:table-cell-properties fo:background-color="#d9d9d9" fo:padding-left="0.15cm" fo:padding-right="0.15cm" fo:padding-top="0.101cm" fo:padding-bottom="0.101cm" fo:border="0.5pt solid #00000a">
        <style:background-image/>
      </style:table-cell-properties>
    </style:style>
    <style:style style:name="Table7.2" style:family="table-row">
      <style:table-row-properties style:min-row-height="1.104cm" fo:keep-together="auto"/>
    </style:style>
    <style:style style:name="Table7.A2" style:family="table-cell">
      <style:table-cell-properties fo:background-color="transparent" fo:padding-left="0.15cm" fo:padding-right="0.15cm" fo:padding-top="0.101cm" fo:padding-bottom="0.101cm" fo:border="0.5pt solid #00000a">
        <style:background-image/>
      </style:table-cell-properties>
    </style:style>
    <style:style style:name="Table8" style:family="table">
      <style:table-properties style:width="17.93cm" fo:margin-left="0cm" fo:margin-top="0cm" fo:margin-bottom="0cm" table:align="left" style:writing-mode="lr-tb"/>
    </style:style>
    <style:style style:name="Table8.A" style:family="table-column">
      <style:table-column-properties style:column-width="8.744cm"/>
    </style:style>
    <style:style style:name="Table8.B" style:family="table-column">
      <style:table-column-properties style:column-width="9.18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8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Code">
      <style:paragraph-properties fo:margin-top="0.141cm" fo:margin-bottom="0cm" loext:contextual-spacing="false" fo:line-height="100%"/>
    </style:style>
    <style:style style:name="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3" style:family="paragraph" style:parent-style-name="Frame_20_contents">
      <style:paragraph-properties fo:margin-top="0.071cm" fo:margin-bottom="0.176cm" loext:contextual-spacing="false" fo:line-height="100%"/>
    </style:style>
    <style:style style:name="P4" style:family="paragraph" style:parent-style-name="Frame_20_contents">
      <style:paragraph-properties fo:margin-left="1cm" fo:margin-right="0cm" fo:line-height="100%" fo:text-indent="0.501cm" style:auto-text-indent="false"/>
    </style:style>
    <style:style style:name="P5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6" style:family="paragraph" style:parent-style-name="Header">
      <style:paragraph-properties fo:margin-left="0cm" fo:margin-right="0cm" fo:text-indent="-2cm" style:auto-text-indent="false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P8" style:family="paragraph" style:parent-style-name="Heading_20_2" style:list-style-name="WWNum41">
      <style:paragraph-properties fo:margin-left="0cm" fo:margin-right="0cm" fo:margin-top="0.212cm" fo:margin-bottom="0.141cm" loext:contextual-spacing="false" fo:text-align="justify" style:justify-single-word="false" fo:text-indent="0cm" style:auto-text-indent="false">
        <style:tab-stops>
          <style:tab-stop style:position="3.251cm"/>
        </style:tab-stops>
      </style:paragraph-properties>
    </style:style>
    <style:style style:name="P9" style:family="paragraph" style:parent-style-name="Heading_20_3">
      <style:paragraph-properties fo:margin-top="0cm" fo:margin-bottom="0.353cm" loext:contextual-spacing="false" fo:text-align="justify" style:justify-single-word="false"/>
    </style:style>
    <style:style style:name="P10" style:family="paragraph" style:parent-style-name="Heading_20_3">
      <style:paragraph-properties fo:margin-top="0cm" fo:margin-bottom="0cm" loext:contextual-spacing="false" fo:text-align="justify" style:justify-single-word="false"/>
    </style:style>
    <style:style style:name="P11" style:family="paragraph" style:parent-style-name="List_20_Paragraph" style:list-style-name="WWNum46">
      <style:paragraph-properties fo:margin-top="0cm" fo:margin-bottom="0.353cm" loext:contextual-spacing="true"/>
    </style:style>
    <style:style style:name="P12" style:family="paragraph" style:parent-style-name="List_20_Paragraph" style:list-style-name="WWNum47">
      <style:paragraph-properties fo:margin-top="0cm" fo:margin-bottom="0.353cm" loext:contextual-spacing="true"/>
    </style:style>
    <style:style style:name="P13" style:family="paragraph" style:parent-style-name="List_20_Paragraph" style:list-style-name="WWNum48">
      <style:paragraph-properties fo:margin-top="0cm" fo:margin-bottom="0.353cm" loext:contextual-spacing="true"/>
    </style:style>
    <style:style style:name="P14" style:family="paragraph" style:parent-style-name="List_20_Paragraph" style:list-style-name="WWNum49">
      <style:paragraph-properties fo:margin-top="0cm" fo:margin-bottom="0.353cm" loext:contextual-spacing="true" fo:text-align="justify" style:justify-single-word="false"/>
    </style:style>
    <style:style style:name="P15" style:family="paragraph" style:parent-style-name="List_20_Paragraph" style:list-style-name="WWNum40">
      <style:paragraph-properties fo:margin-left="1.905cm" fo:margin-right="0cm" fo:margin-top="0cm" fo:margin-bottom="0.353cm" loext:contextual-spacing="true" fo:text-indent="-0.635cm" style:auto-text-indent="false"/>
    </style:style>
    <style:style style:name="P16" style:family="paragraph" style:parent-style-name="List_20_Paragraph">
      <style:paragraph-properties fo:margin-left="3.175cm" fo:margin-right="0cm" fo:text-indent="0cm" style:auto-text-indent="false"/>
      <style:text-properties fo:language="bg" fo:country="BG"/>
    </style:style>
    <style:style style:name="P17" style:family="paragraph" style:parent-style-name="List_20_Paragraph">
      <style:paragraph-properties fo:margin-left="1.905cm" fo:margin-right="0cm" fo:text-indent="0cm" style:auto-text-indent="false"/>
      <style:text-properties fo:language="bg" fo:country="BG"/>
    </style:style>
    <style:style style:name="P18" style:family="paragraph" style:parent-style-name="List_20_Paragraph" style:list-style-name="WWNum44">
      <style:paragraph-properties fo:margin-top="0.141cm" fo:margin-bottom="0.282cm" loext:contextual-spacing="true" fo:text-align="justify" style:justify-single-word="false"/>
    </style:style>
    <style:style style:name="P19" style:family="paragraph" style:parent-style-name="List_20_Paragraph" style:list-style-name="WWNum43">
      <style:paragraph-properties fo:margin-top="0.141cm" fo:margin-bottom="0.282cm" loext:contextual-spacing="true"/>
    </style:style>
    <style:style style:name="P20" style:family="paragraph" style:parent-style-name="List_20_Paragraph" style:list-style-name="WWNum45">
      <style:paragraph-properties fo:margin-top="0.141cm" fo:margin-bottom="0.282cm" loext:contextual-spacing="true"/>
    </style:style>
    <style:style style:name="P21" style:family="paragraph" style:parent-style-name="List_20_Paragraph" style:list-style-name="WWNum42">
      <style:paragraph-properties fo:margin-top="0.141cm" fo:margin-bottom="0.282cm" loext:contextual-spacing="tru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fo:language="bg" fo:country="BG"/>
    </style:style>
    <style:style style:name="P24" style:family="paragraph" style:parent-style-name="Standard">
      <style:text-properties fo:language="bg" fo:country="BG" style:language-asian="ja" style:country-asian="JP"/>
    </style:style>
    <style:style style:name="P25" style:family="paragraph" style:parent-style-name="Standard">
      <style:paragraph-properties fo:text-align="justify" style:justify-single-word="false"/>
      <style:text-properties fo:language="bg" fo:country="BG"/>
    </style:style>
    <style:style style:name="P26" style:family="paragraph" style:parent-style-name="Standard">
      <style:paragraph-properties fo:margin-top="0.141cm" fo:margin-bottom="0cm" loext:contextual-spacing="false"/>
    </style:style>
    <style:style style:name="P27" style:family="paragraph" style:parent-style-name="Standard">
      <style:paragraph-properties fo:margin-top="0.141cm" fo:margin-bottom="0cm" loext:contextual-spacing="false" fo:text-align="justify" style:justify-single-word="false"/>
    </style:style>
    <style:style style:name="P28" style:family="paragraph" style:parent-style-name="Standard">
      <style:paragraph-properties fo:margin-top="0.141cm" fo:margin-bottom="0cm" loext:contextual-spacing="false" fo:line-height="100%"/>
    </style:style>
    <style:style style:name="P29" style:family="paragraph" style:parent-style-name="Standard">
      <style:paragraph-properties fo:margin-top="0.141cm" fo:margin-bottom="0cm" loext:contextual-spacing="false" fo:line-height="100%" fo:text-align="center" style:justify-single-word="false"/>
    </style:style>
    <style:style style:name="P30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31" style:family="paragraph" style:parent-style-name="Standard">
      <style:paragraph-properties fo:margin-top="0.141cm" fo:margin-bottom="0cm" loext:contextual-spacing="false" fo:text-align="justify" style:justify-single-word="false"/>
      <style:text-properties fo:language="bg" fo:country="BG"/>
    </style:style>
    <style:style style:name="P32" style:family="paragraph" style:parent-style-name="Standard">
      <style:paragraph-properties fo:margin-top="0.141cm" fo:margin-bottom="0cm" loext:contextual-spacing="false" fo:line-height="100%"/>
      <style:text-properties fo:language="bg" fo:country="BG"/>
    </style:style>
    <style:style style:name="P33" style:family="paragraph" style:parent-style-name="Standard">
      <style:paragraph-properties fo:margin-top="0.141cm" fo:margin-bottom="0cm" loext:contextual-spacing="false" fo:line-height="100%" fo:text-align="justify" style:justify-single-word="false"/>
      <style:text-properties style:font-name="Consolas" style:font-name-complex="Consolas1"/>
    </style:style>
    <style:style style:name="P34" style:family="paragraph" style:parent-style-name="Standard">
      <style:paragraph-properties fo:margin-top="0cm" fo:margin-bottom="0.353cm" loext:contextual-spacing="false"/>
      <style:text-properties fo:language="bg" fo:country="BG"/>
    </style:style>
    <style:style style:name="P35" style:family="paragraph" style:parent-style-name="Standard">
      <style:paragraph-properties fo:margin-left="0.635cm" fo:margin-right="0cm" fo:margin-top="0cm" fo:margin-bottom="0.353cm" loext:contextual-spacing="false" fo:text-indent="0cm" style:auto-text-indent="false" fo:break-before="page"/>
      <style:text-properties fo:language="bg" fo:country="BG"/>
    </style:style>
    <style:style style:name="P36" style:family="paragraph" style:parent-style-name="Standard">
      <style:paragraph-properties fo:margin-top="0.141cm" fo:margin-bottom="0.106cm" loext:contextual-spacing="false" fo:line-height="100%"/>
    </style:style>
    <style:style style:name="P37" style:family="paragraph" style:parent-style-name="Standard">
      <style:paragraph-properties fo:margin-left="0cm" fo:margin-right="0cm" fo:text-indent="0.635cm" style:auto-text-indent="false"/>
      <style:text-properties fo:language="bg" fo:country="BG"/>
    </style:style>
    <style:style style:name="P38" style:family="paragraph">
      <loext:graphic-properties draw:fill="none"/>
      <style:paragraph-properties fo:text-align="start"/>
      <style:text-properties fo:color="#000000" fo:font-size="18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6pt" style:font-size-asian="26pt"/>
    </style:style>
    <style:style style:name="T2" style:family="text">
      <style:text-properties fo:font-size="26pt" fo:language="bg" fo:country="BG" style:font-size-asian="26pt"/>
    </style:style>
    <style:style style:name="T3" style:family="text">
      <style:text-properties fo:language="bg" fo:country="BG"/>
    </style:style>
    <style:style style:name="T4" style:family="text">
      <style:text-properties fo:language="bg" fo:country="BG" style:font-name-asian="MS Mincho" style:language-asian="ja" style:country-asian="JP"/>
    </style:style>
    <style:style style:name="T5" style:family="text">
      <style:text-properties fo:language="bg" fo:country="BG" fo:font-weight="bold" style:font-weight-asian="bold"/>
    </style:style>
    <style:style style:name="T6" style:family="text">
      <style:text-properties fo:language="bg" fo:country="BG" style:font-name-complex="Calibri1"/>
    </style:style>
    <style:style style:name="T7" style:family="text">
      <style:text-properties fo:language="bg" fo:country="BG" fo:font-weight="normal" style:font-weight-asian="norm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name-complex="Calibri1"/>
    </style:style>
    <style:style style:name="T12" style:family="text">
      <style:text-properties fo:font-weight="bold" style:font-name-asian="MS Mincho" style:language-asian="ja" style:country-asian="JP" style:font-weight-asian="bold"/>
    </style:style>
    <style:style style:name="T13" style:family="text">
      <style:text-properties style:font-name-complex="Arial"/>
    </style:style>
    <style:style style:name="T14" style:family="text">
      <style:text-properties style:font-name-asian="MS Mincho" style:language-asian="ja" style:country-asian="JP"/>
    </style:style>
    <style:style style:name="T15" style:family="text">
      <style:text-properties style:font-name="Consolas"/>
    </style:style>
    <style:style style:name="T16" style:family="text">
      <style:text-properties style:font-name="Consolas" style:font-name-complex="Consolas1"/>
    </style:style>
    <style:style style:name="T17" style:family="text">
      <style:text-properties style:font-name="Consolas" fo:language="bg" fo:country="BG"/>
    </style:style>
    <style:style style:name="T18" style:family="text">
      <style:text-properties style:font-name="Consolas" fo:language="bg" fo:country="BG" style:font-name-complex="Consolas1"/>
    </style:style>
    <style:style style:name="T19" style:family="text">
      <style:text-properties style:font-name="Consolas" fo:language="bg" fo:country="BG" fo:font-weight="bold" style:font-weight-asian="bold"/>
    </style:style>
    <style:style style:name="T20" style:family="text">
      <style:text-properties style:font-name="Consolas" fo:language="bg" fo:country="BG" fo:font-weight="bold" style:font-weight-asian="bold" style:font-name-complex="Consolas1"/>
    </style:style>
    <style:style style:name="T21" style:family="text">
      <style:text-properties style:font-name="Consolas" fo:language="bg" fo:country="BG" style:font-name-complex="Times New Roman1"/>
    </style:style>
    <style:style style:name="T22" style:family="text">
      <style:text-properties style:font-name="Consolas" fo:font-weight="bold" style:font-weight-asian="bold"/>
    </style:style>
    <style:style style:name="T23" style:family="text">
      <style:text-properties style:font-name="Consolas" fo:font-weight="bold" style:font-weight-asian="bold" style:font-name-complex="Calibri1"/>
    </style:style>
    <style:style style:name="T24" style:family="text">
      <style:text-properties style:font-name="Consolas" style:font-name-complex="Times New Roman1"/>
    </style:style>
    <style:style style:name="T25" style:family="text">
      <style:text-properties fo:color="#000000" fo:font-size="10.5pt" fo:background-color="#ffffff" loext:char-shading-value="0" style:font-size-asian="10.5pt" style:font-name-complex="Calibri1" style:font-size-complex="10.5pt"/>
    </style:style>
    <style:style style:name="T26" style:family="text">
      <style:text-properties fo:color="#000000" fo:font-size="10.5pt" fo:font-weight="bold" fo:background-color="#ffffff" loext:char-shading-value="0" style:font-size-asian="10.5pt" style:font-weight-asian="bold" style:font-name-complex="Calibri1" style:font-size-complex="10.5pt"/>
    </style:style>
    <style:style style:name="T27" style:family="text">
      <style:text-properties fo:color="#000000" style:font-name="Consolas" fo:font-size="10.5pt" fo:background-color="#ffffff" loext:char-shading-value="0" style:font-size-asian="10.5pt" style:font-size-complex="10.5pt"/>
    </style:style>
    <style:style style:name="T28" style:family="text">
      <style:text-properties style:font-name-complex="Calibri1"/>
    </style:style>
    <style:style style:name="T29" style:family="text">
      <style:text-properties fo:color="#823c0a" style:font-name-asian="MS Mincho"/>
    </style:style>
    <style:style style:name="T30" style:family="text">
      <style:text-properties fo:color="#823c0a" style:font-name-asian="MS Mincho" style:language-asian="ja" style:country-asian="JP"/>
    </style:style>
    <style:style style:name="T31" style:family="text">
      <style:text-properties fo:color="#823c0a" fo:language="bg" fo:country="BG" style:font-name-asian="MS Mincho"/>
    </style:style>
    <style:style style:name="T32" style:family="text">
      <style:text-properties fo:color="#823c0a" fo:language="bg" fo:country="BG" style:font-name-asian="MS Mincho" style:language-asian="ja" style:country-asian="JP"/>
    </style:style>
    <style:style style:name="T33" style:family="text">
      <style:text-properties fo:font-size="12pt" fo:font-weight="bold" style:font-size-asian="12pt" style:font-weight-asian="bold" style:font-size-complex="12pt"/>
    </style:style>
    <style:style style:name="T34" style:family="text">
      <style:text-properties style:font-name="Calibri" fo:font-weight="normal" style:font-weight-asian="normal" style:font-name-complex="Calibri1"/>
    </style:style>
    <style:style style:name="T35" style:family="text">
      <style:text-properties style:font-name="Calibri" fo:language="bg" fo:country="BG" fo:font-weight="normal" style:font-weight-asian="normal" style:font-name-complex="Calibri1"/>
    </style:style>
    <style:style style:name="T36" style:family="text">
      <style:text-properties fo:color="#00b050" style:font-name="Calibri" fo:font-weight="normal" style:font-weight-asian="normal" style:font-name-complex="Calibri1"/>
    </style:style>
    <style:style style:name="T37" style:family="text">
      <style:text-properties fo:color="#00b050" style:font-name="Calibri" fo:language="bg" fo:country="BG" fo:font-weight="normal" style:font-weight-asian="normal" style:font-name-complex="Calibri1"/>
    </style:style>
    <style:style style:name="T38" style:family="text">
      <style:text-properties fo:color="#ff0000" style:font-name="Calibri" fo:font-weight="normal" style:font-weight-asian="normal" style:font-name-complex="Calibri1"/>
    </style:style>
    <style:style style:name="T39" style:family="text">
      <style:text-properties fo:color="#ff0000" style:font-name="Calibri" fo:language="bg" fo:country="BG" fo:font-weight="normal" style:font-weight-asian="normal" style:font-name-complex="Calibri1"/>
    </style:style>
    <style:style style:name="T40" style:family="text">
      <style:text-properties fo:font-size="8.5pt" style:font-size-asian="8.5pt" style:font-size-complex="8.5pt"/>
    </style:style>
    <style:style style:name="T41" style:family="text">
      <style:text-properties fo:color="#0882de" fo:font-size="8.5pt" style:font-size-asian="8.5pt" style:font-size-complex="8.5pt"/>
    </style:style>
    <style:style style:name="T42" style:family="text">
      <style:text-properties fo:font-size="9pt" fo:language="bg" fo:country="BG" style:font-size-asian="9pt" style:font-size-complex="9pt"/>
    </style:style>
    <style:style style:name="T4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 text:name="_GoBack"/><text:span text:style-name="T1">Exercises: Sets and Dictionaries Advanced</text:span></text:h>
      <text:p text:style-name="Standard">Problems for exercises and homework for the <text:a xlink:type="simple" xlink:href="https://softuni.bg/courses/csharp-advanced" text:style-name="Internet_20_link" text:visited-style-name="Visited_20_Internet_20_Link">"C# Advanced" course @ SoftUni</text:a>.</text:p>
      <text:p text:style-name="Standard">You can check your solutions here: <text:a xlink:type="simple" xlink:href="https://judge.softuni.bg/Contests/1466/Sets-and-Dictionaries-Advanced-Exercise" text:style-name="Internet_20_link" text:visited-style-name="Visited_20_Internet_20_Link">https://judge.softuni.bg/Contests/1466/Sets-and-Dictionaries-Advanced-Exercise</text:a></text:p>
      <text:list xml:id="list1685564067" text:style-name="WWNum41">
        <text:list-item>
          <text:h text:style-name="P8" text:outline-level="1">Unique Usernames</text:h>
        </text:list-item>
      </text:list>
      <text:p text:style-name="P22">Write a program that reads from the console a sequence of <text:span text:style-name="T8">N usernames</text:span> and keeps a collection only of the <text:span text:style-name="T8">unique</text:span> ones. <text:span text:style-name="T13">On the </text:span><text:span text:style-name="T9">first</text:span><text:span text:style-name="T13"> line you will be given an integer </text:span><text:span text:style-name="T9">N</text:span><text:span text:style-name="T13">. On the next </text:span><text:span text:style-name="T9">N </text:span><text:span text:style-name="T13">lines you will receive </text:span><text:span text:style-name="T9">one</text:span><text:span text:style-name="T13"> username </text:span><text:span text:style-name="T9">per</text:span><text:span text:style-name="T13"> </text:span><text:span text:style-name="T9">line</text:span><text:span text:style-name="T13">. </text:span>Print the collection on the console in <text:span text:style-name="T8">order</text:span> of <text:span text:style-name="T8">insertion</text:span>:</text:p>
      <text:h text:style-name="P9" text:outline-level="3"><text:span text:style-name="T14">Examples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<text:span text:style-name="T8">Input</text:span></text:p>
          </table:table-cell>
          <table:table-cell table:style-name="Table1.A1" office:value-type="string">
            <text:p text:style-name="P29"><text:span text:style-name="T8">Output</text:span></text:p>
          </table:table-cell>
        </table:table-row>
        <table:table-row table:style-name="Table1.1">
          <table:table-cell table:style-name="Table1.A2" office:value-type="string">
            <text:p text:style-name="P30"><text:span text:style-name="T16">6</text:span></text:p>
            <text:p text:style-name="P30"><text:span text:style-name="T16">Ivan</text:span></text:p>
            <text:p text:style-name="P30"><text:span text:style-name="T16">Ivan</text:span></text:p>
            <text:p text:style-name="P30"><text:span text:style-name="T16">Ivan</text:span></text:p>
            <text:p text:style-name="P30"><text:span text:style-name="T16">Pesho</text:span></text:p>
            <text:p text:style-name="P30"><text:span text:style-name="T16">Ivan</text:span></text:p>
            <text:p text:style-name="P30"><text:span text:style-name="T16">NiceGuy1234</text:span></text:p>
          </table:table-cell>
          <table:table-cell table:style-name="Table1.A2" office:value-type="string">
            <text:p text:style-name="P30"><text:span text:style-name="T16">Ivan</text:span></text:p>
            <text:p text:style-name="P30"><text:span text:style-name="T16">Pesho</text:span></text:p>
            <text:p text:style-name="P30"><text:span text:style-name="T16">NiceGuy1234</text:span></text:p>
          </table:table-cell>
        </table:table-row>
      </table:table>
      <text:p text:style-name="P23"/>
      <text:list xml:id="list194051326885595" text:continue-numbering="true" text:style-name="WWNum41">
        <text:list-item>
          <text:h text:style-name="P8" text:outline-level="1">Sets of Elements</text:h>
        </text:list-item>
      </text:list>
      <text:p text:style-name="P22">Write a program that prints a <text:span text:style-name="T8">set of elements</text:span>. On the first line you will receive two numbers - <text:span text:style-name="T8">n</text:span> and <text:span text:style-name="T8">m</text:span>, which represent the lengths of two separate sets. On the next <text:span text:style-name="T8">n</text:span> + <text:span text:style-name="T8">m</text:span> lines you will receive <text:span text:style-name="T8">n</text:span> numbers, which are the numbers in the <text:span text:style-name="T8">first</text:span> set, and <text:span text:style-name="T8">m</text:span> numbers, which are in the <text:span text:style-name="T8">second</text:span> set. Find all the <text:span text:style-name="T8">unique</text:span> <text:span text:style-name="T8">elements</text:span> that appear in <text:span text:style-name="T8">both of them</text:span> and <text:span text:style-name="T8">print</text:span> them in the order in which they appear in the <text:span text:style-name="T8">first</text:span> set - <text:span text:style-name="T8">n</text:span>.</text:p>
      <text:p text:style-name="P27"><text:span text:style-name="T8">For example:</text:span></text:p>
      <text:p text:style-name="P27">Set with length n = 4: {1, <text:span text:style-name="T8">3</text:span>, <text:span text:style-name="T8">5</text:span>, 7}</text:p>
      <text:p text:style-name="P27">Set with length m = 3: {<text:span text:style-name="T8">3</text:span>, 4, <text:span text:style-name="T8">5</text:span>}</text:p>
      <text:p text:style-name="P27">Set that contains all the <text:span text:style-name="T8">elements</text:span> that repeat in <text:span text:style-name="T8">both</text:span> <text:span text:style-name="T8">sets</text:span> -&gt; {<text:span text:style-name="T8">3</text:span>, <text:span text:style-name="T8">5</text:span>}</text:p>
      <text:p text:style-name="P31"/>
      <text:h text:style-name="P9" text:outline-level="3"><text:span text:style-name="T14">Examples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<text:span text:style-name="T8">Input</text:span></text:p>
          </table:table-cell>
          <table:table-cell table:style-name="Table2.A1" office:value-type="string">
            <text:p text:style-name="P29"><text:span text:style-name="T8">Output</text:span></text:p>
          </table:table-cell>
        </table:table-row>
        <table:table-row table:style-name="Table2.1">
          <table:table-cell table:style-name="Table2.A2" office:value-type="string">
            <text:p text:style-name="P30"><text:span text:style-name="T16">4 3</text:span></text:p>
            <text:p text:style-name="P30"><text:span text:style-name="T16">1</text:span></text:p>
            <text:p text:style-name="P30"><text:span text:style-name="T16">3</text:span></text:p>
            <text:p text:style-name="P30"><text:span text:style-name="T16">5</text:span></text:p>
            <text:p text:style-name="P30"><text:span text:style-name="T16">7</text:span></text:p>
            <text:p text:style-name="P30"><text:span text:style-name="T16">3</text:span></text:p>
            <text:p text:style-name="P30"><text:soft-page-break/><text:span text:style-name="T16">4</text:span></text:p>
            <text:p text:style-name="P30"><text:span text:style-name="T16">5</text:span></text:p>
          </table:table-cell>
          <table:table-cell table:style-name="Table2.A2" office:value-type="string">
            <text:p text:style-name="P30"><text:span text:style-name="T16">3 5</text:span></text:p>
          </table:table-cell>
        </table:table-row>
        <table:table-row table:style-name="Table2.1">
          <table:table-cell table:style-name="Table2.A2" office:value-type="string">
            <text:p text:style-name="P30"><text:span text:style-name="T16">2 2</text:span></text:p>
            <text:p text:style-name="P30"><text:span text:style-name="T16">1</text:span></text:p>
            <text:p text:style-name="P30"><text:span text:style-name="T16">3</text:span></text:p>
            <text:p text:style-name="P30"><text:span text:style-name="T16">1</text:span></text:p>
            <text:p text:style-name="P30"><text:span text:style-name="T16">5</text:span></text:p>
          </table:table-cell>
          <table:table-cell table:style-name="Table2.A2" office:value-type="string">
            <text:p text:style-name="P30"><text:span text:style-name="T16">1</text:span></text:p>
          </table:table-cell>
        </table:table-row>
      </table:table>
      <text:p text:style-name="P23"/>
      <text:list xml:id="list194050409058503" text:continue-numbering="true" text:style-name="WWNum41">
        <text:list-item>
          <text:h text:style-name="P8" text:outline-level="1">Periodic Table</text:h>
        </text:list-item>
      </text:list>
      <text:p text:style-name="P22">Write a program that keeps all the <text:span text:style-name="T8">unique</text:span> chemical <text:span text:style-name="T8">elements</text:span>. On the first line you will be given a number <text:span text:style-name="T8">n</text:span> - the <text:span text:style-name="T8">count</text:span> of input <text:span text:style-name="T8">lines</text:span> that you are going to receive. On the next <text:span text:style-name="T8">n</text:span> lines you will be receiving <text:span text:style-name="T8">chemical</text:span> <text:span text:style-name="T8">compounds</text:span>, separated by a <text:span text:style-name="T8">single</text:span> <text:span text:style-name="T8">space</text:span>. Your task is to print all the <text:span text:style-name="T8">unique ones</text:span> in <text:span text:style-name="T8">ascending</text:span> <text:span text:style-name="T8">order</text:span>:</text:p>
      <text:h text:style-name="P9" text:outline-level="3"><text:span text:style-name="T14">Examples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<text:span text:style-name="T8">Input</text:span></text:p>
          </table:table-cell>
          <table:table-cell table:style-name="Table3.A1" office:value-type="string">
            <text:p text:style-name="P29"><text:span text:style-name="T8">Output</text:span></text:p>
          </table:table-cell>
        </table:table-row>
        <table:table-row table:style-name="Table3.1">
          <table:table-cell table:style-name="Table3.A2" office:value-type="string">
            <text:p text:style-name="P30">4</text:p>
            <text:p text:style-name="P30">Ce O</text:p>
            <text:p text:style-name="P30">Mo O Ce</text:p>
            <text:p text:style-name="P30">Ee</text:p>
            <text:p text:style-name="P30">Mo</text:p>
          </table:table-cell>
          <table:table-cell table:style-name="Table3.A2" office:value-type="string">
            <text:p text:style-name="P30">Ce Ee Mo O</text:p>
          </table:table-cell>
        </table:table-row>
        <table:table-row table:style-name="Table3.1">
          <table:table-cell table:style-name="Table3.A2" office:value-type="string">
            <text:p text:style-name="P30"><text:span text:style-name="T16">3</text:span></text:p>
            <text:p text:style-name="P30"><text:span text:style-name="T16">Ge Ch O Ne</text:span></text:p>
            <text:p text:style-name="P30">Nb Mo Tc</text:p>
            <text:p text:style-name="P30">O Ne</text:p>
          </table:table-cell>
          <table:table-cell table:style-name="Table3.A2" office:value-type="string">
            <text:p text:style-name="P30"><text:span text:style-name="T16">Ch Ge Mo Nb Ne O Tc</text:span></text:p>
          </table:table-cell>
        </table:table-row>
      </table:table>
      <text:p text:style-name="P23"/>
      <text:list xml:id="list194050081239857" text:continue-numbering="true" text:style-name="WWNum41">
        <text:list-item>
          <text:h text:style-name="P8" text:outline-level="1">Even Times</text:h>
        </text:list-item>
      </text:list>
      <text:p text:style-name="P22"><text:span text:style-name="T25">Write a program that </text:span><text:span text:style-name="T26">prints</text:span><text:span text:style-name="T25"> a </text:span><text:span text:style-name="T26">number</text:span><text:span text:style-name="T25"> from a collection, which appears an </text:span><text:span text:style-name="T26">even</text:span><text:span text:style-name="T25"> </text:span><text:span text:style-name="T26">number</text:span><text:span text:style-name="T25"> of </text:span><text:span text:style-name="T26">times</text:span><text:span text:style-name="T25"> in it. On the first line, you will be given </text:span><text:span text:style-name="T26">n</text:span><text:span text:style-name="T25"> – the </text:span><text:span text:style-name="T26">count</text:span><text:span text:style-name="T25"> of </text:span><text:span text:style-name="T26">integers</text:span><text:span text:style-name="T25"> you will receive. On the next n lines you will be receiving </text:span><text:span text:style-name="T26">the numbers</text:span><text:span text:style-name="T25">. It is </text:span><text:span text:style-name="T26">guaranteed</text:span><text:span text:style-name="T25"> that </text:span><text:span text:style-name="T26">only</text:span><text:span text:style-name="T25"> </text:span><text:span text:style-name="T26">one</text:span><text:span text:style-name="T25"> of them </text:span><text:span text:style-name="T26">appears</text:span><text:span text:style-name="T25"> an </text:span><text:span text:style-name="T26">even</text:span><text:span text:style-name="T25"> </text:span><text:span text:style-name="T26">number</text:span><text:span text:style-name="T25"> of times. Your task is to </text:span><text:span text:style-name="T26">find</text:span><text:span text:style-name="T25"> that </text:span><text:span text:style-name="T26">number</text:span><text:span text:style-name="T25"> and </text:span><text:span text:style-name="T26">print</text:span><text:span text:style-name="T25"> it in the end. </text:span></text:p>
      <text:h text:style-name="P9" text:outline-level="3"><text:span text:style-name="T14">Examples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<text:span text:style-name="T8">Input</text:span></text:p>
          </table:table-cell>
          <table:table-cell table:style-name="Table4.A1" office:value-type="string">
            <text:p text:style-name="P29"><text:span text:style-name="T8">Output</text:span></text:p>
          </table:table-cell>
        </table:table-row>
        <table:table-row table:style-name="Table4.1">
          <table:table-cell table:style-name="Table4.A2" office:value-type="string">
            <text:p text:style-name="P30"><text:span text:style-name="T16">3</text:span></text:p>
            <text:p text:style-name="P30"><text:span text:style-name="T16">2</text:span></text:p>
            <text:p text:style-name="P30"><text:span text:style-name="T16">-1</text:span></text:p>
            <text:p text:style-name="P30"><text:span text:style-name="T16">2</text:span></text:p>
          </table:table-cell>
          <table:table-cell table:style-name="Table4.A2" office:value-type="string">
            <text:p text:style-name="P30"><text:span text:style-name="T16">2</text:span></text:p>
          </table:table-cell>
        </table:table-row>
        <table:table-row table:style-name="Table4.3">
          <table:table-cell table:style-name="Table4.A2" office:value-type="string">
            <text:p text:style-name="P28"><text:span text:style-name="T16">5</text:span></text:p>
            <text:p text:style-name="P28"><text:soft-page-break/><text:span text:style-name="T16">1</text:span></text:p>
            <text:p text:style-name="P28"><text:span text:style-name="T16">2</text:span></text:p>
            <text:p text:style-name="P28"><text:span text:style-name="T16">3</text:span></text:p>
            <text:p text:style-name="P28"><text:span text:style-name="T16">1</text:span></text:p>
            <text:p text:style-name="P30"><text:span text:style-name="T16">5</text:span></text:p>
            <text:p text:style-name="P30"/>
          </table:table-cell>
          <table:table-cell table:style-name="Table4.A2" office:value-type="string">
            <text:p text:style-name="P30"><text:span text:style-name="T16">1</text:span></text:p>
          </table:table-cell>
        </table:table-row>
      </table:table>
      <text:p text:style-name="P24"/>
      <text:list xml:id="list194051250042529" text:continue-numbering="true" text:style-name="WWNum41">
        <text:list-item>
          <text:h text:style-name="P8" text:outline-level="1">Count Symbols</text:h>
        </text:list-item>
      </text:list>
      <text:p text:style-name="P22">Write a program that reads some <text:span text:style-name="T8">text</text:span> from the console and <text:span text:style-name="T8">counts</text:span> the <text:span text:style-name="T8">occurrences</text:span> of <text:span text:style-name="T8">each</text:span> character in it. Print the results in <text:span text:style-name="T10">alphabetical</text:span> (lexicographical) order. </text:p>
      <text:h text:style-name="P9" text:outline-level="3"><text:span text:style-name="T14">Examples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<text:span text:style-name="T8">Input</text:span></text:p>
          </table:table-cell>
          <table:table-cell table:style-name="Table5.A1" office:value-type="string">
            <text:p text:style-name="P29"><text:span text:style-name="T8">Output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16">SoftUni rocks</text:span></text:p>
          </table:table-cell>
          <table:table-cell table:style-name="Table5.A2" office:value-type="string">
            <text:p text:style-name="P30"><text:span text:style-name="T18"><text:s/></text:span><text:span text:style-name="T16">: 1 time/s</text:span></text:p>
            <text:p text:style-name="P30"><text:span text:style-name="T16">S: 1 time/s</text:span></text:p>
            <text:p text:style-name="P30"><text:span text:style-name="T16">U: 1 time/s</text:span></text:p>
            <text:p text:style-name="P30"><text:span text:style-name="T16">c: 1 time/s</text:span></text:p>
            <text:p text:style-name="P30"><text:span text:style-name="T16">f: 1 time/s</text:span></text:p>
            <text:p text:style-name="P30"><text:span text:style-name="T16">i: 1 time/s</text:span></text:p>
            <text:p text:style-name="P30"><text:span text:style-name="T16">k: 1 time/s</text:span></text:p>
            <text:p text:style-name="P30"><text:span text:style-name="T16">n: 1 time/s</text:span></text:p>
            <text:p text:style-name="P30"><text:span text:style-name="T16">o: 2 time/s</text:span></text:p>
            <text:p text:style-name="P30"><text:span text:style-name="T16">r: 1 time/s</text:span></text:p>
            <text:p text:style-name="P30"><text:span text:style-name="T16">s: 1 time/s</text:span></text:p>
            <text:p text:style-name="P30"><text:span text:style-name="T16">t: 1 time/s</text:span></text:p>
          </table:table-cell>
        </table:table-row>
        <table:table-row table:style-name="Table5.3">
          <table:table-cell table:style-name="Table5.A2" office:value-type="string">
            <text:p text:style-name="P28"><text:span text:style-name="T16">Did you know Math.Round rounds to the nearest even integer?</text:span></text:p>
          </table:table-cell>
          <table:table-cell table:style-name="Table5.A2" office:value-type="string">
            <text:p text:style-name="P30"><text:span text:style-name="T18"><text:s/></text:span><text:span text:style-name="T16">: 9 time/s</text:span></text:p>
            <text:p text:style-name="P30"><text:span text:style-name="T16">.: 1 time/s</text:span></text:p>
            <text:p text:style-name="P30"><text:span text:style-name="T16">?: 1 time/s</text:span></text:p>
            <text:p text:style-name="P30"><text:span text:style-name="T16">D: 1 time/s</text:span></text:p>
            <text:p text:style-name="P30"><text:span text:style-name="T16">M: 1 time/s</text:span></text:p>
            <text:p text:style-name="P30"><text:span text:style-name="T16">R: 1 time/s</text:span></text:p>
            <text:p text:style-name="P30"><text:span text:style-name="T16">a: 2 time/s</text:span></text:p>
            <text:p text:style-name="P30"><text:span text:style-name="T16">d: 3 time/s</text:span></text:p>
            <text:p text:style-name="P30"><text:span text:style-name="T16">e: 7 time/s</text:span></text:p>
            <text:p text:style-name="P30"><text:span text:style-name="T16">g: 1 time/s</text:span></text:p>
            <text:p text:style-name="P30"><text:span text:style-name="T16">h: 2 time/s</text:span></text:p>
            <text:p text:style-name="P30"><text:span text:style-name="T16">i: 2 time/s</text:span></text:p>
            <text:p text:style-name="P30"><text:span text:style-name="T16">k: 1 time/s</text:span></text:p>
            <text:p text:style-name="P30"><text:span text:style-name="T16">n: 6 time/s</text:span></text:p>
            <text:p text:style-name="P30"><text:span text:style-name="T16">o: 5 time/s</text:span></text:p>
            <text:p text:style-name="P30"><text:soft-page-break/><text:span text:style-name="T16">r: 3 time/s</text:span></text:p>
            <text:p text:style-name="P30"><text:span text:style-name="T16">s: 2 time/s</text:span></text:p>
            <text:p text:style-name="P30"><text:span text:style-name="T16">t: 5 time/s</text:span></text:p>
            <text:p text:style-name="P30"><text:span text:style-name="T16">u: 3 time/s</text:span></text:p>
            <text:p text:style-name="P30"><text:span text:style-name="T16">v: 1 time/s</text:span></text:p>
            <text:p text:style-name="P30"><text:span text:style-name="T16">w: 1 time/s</text:span></text:p>
            <text:p text:style-name="P30"><text:span text:style-name="T16">y: 1 time/s</text:span></text:p>
          </table:table-cell>
        </table:table-row>
      </table:table>
      <text:p text:style-name="P24"/>
      <text:list xml:id="list194050032958034" text:continue-numbering="true" text:style-name="WWNum41">
        <text:list-item>
          <text:h text:style-name="P8" text:outline-level="1">Wardrobe</text:h>
        </text:list-item>
      </text:list>
      <text:p text:style-name="P22">Write a program that helps you decide what <text:span text:style-name="T8">clothes</text:span> to wear from your <text:span text:style-name="T8">wardrobe</text:span>. You will receive the <text:span text:style-name="T8">clothes</text:span>, which are currently in your wardrobe, sorted by their <text:span text:style-name="T8">color</text:span> in the following <text:span text:style-name="T8">format</text:span>:</text:p>
      <text:p text:style-name="P22"><text:span text:style-name="T15">"</text:span><text:span text:style-name="Code_20_Char">{color} -&gt; {item1},{item2},{item3}…</text:span><text:span text:style-name="T15">"</text:span></text:p>
      <text:p text:style-name="P22"><text:span text:style-name="T28">If you receive a certain color, which already </text:span><text:span text:style-name="T11">exists</text:span><text:span text:style-name="T28"> in your wardrobe, just </text:span><text:span text:style-name="T11">add</text:span><text:span text:style-name="T28"> the clothes to </text:span><text:span text:style-name="T11">its</text:span><text:span text:style-name="T28"> </text:span><text:span text:style-name="T11">records</text:span><text:span text:style-name="T28">. You can also receive </text:span><text:span text:style-name="T11">repeating</text:span><text:span text:style-name="T28"> </text:span><text:span text:style-name="T11">items</text:span><text:span text:style-name="T28"> for a certain </text:span><text:span text:style-name="T11">color</text:span><text:span text:style-name="T28"> and you have to keep their </text:span><text:span text:style-name="T11">count</text:span><text:span text:style-name="T28">.</text:span></text:p>
      <text:p text:style-name="P22"><text:span text:style-name="T28">In the end, you will receive a </text:span><text:span text:style-name="T11">color</text:span><text:span text:style-name="T28"> and a piece of </text:span><text:span text:style-name="T11">clothing</text:span><text:span text:style-name="T28">, which you will </text:span><text:span text:style-name="T11">look for</text:span><text:span text:style-name="T28"> in the wardrobe, separated by a space in the following format:</text:span></text:p>
      <text:p text:style-name="P22"><text:span text:style-name="T22">"{color} {clothing}"</text:span></text:p>
      <text:p text:style-name="P22"><text:span text:style-name="T28">Your task is to print all the </text:span><text:span text:style-name="T11">items</text:span><text:span text:style-name="T28"> and their </text:span><text:span text:style-name="T11">count</text:span><text:span text:style-name="T28"> for </text:span><text:span text:style-name="T11">each</text:span><text:span text:style-name="T28"> </text:span><text:span text:style-name="T11">color </text:span><text:span text:style-name="T28">in the following format</text:span><text:span text:style-name="T11">: </text:span></text:p>
      <text:p text:style-name="P28"><text:span text:style-name="T22">"{color}</text:span><text:span text:style-name="T15"> </text:span><text:span text:style-name="T22">clothes</text:span><text:span text:style-name="T15">:</text:span></text:p>
      <text:p text:style-name="P28"><text:span text:style-name="T15">* </text:span><text:span text:style-name="T22">{item1}</text:span><text:span text:style-name="T15"> - </text:span><text:span text:style-name="T22">{count}</text:span></text:p>
      <text:p text:style-name="P28"><text:span text:style-name="T15">* </text:span><text:span text:style-name="T22">{item2}</text:span><text:span text:style-name="T15"> - </text:span><text:span text:style-name="T22">{count}</text:span></text:p>
      <text:p text:style-name="P28"><text:span text:style-name="T15">* </text:span><text:span text:style-name="T22">{item3}</text:span><text:span text:style-name="T15"> - </text:span><text:span text:style-name="T22">{count}</text:span></text:p>
      <text:p text:style-name="P28"><text:span text:style-name="T15">…</text:span></text:p>
      <text:p text:style-name="P22"><text:span text:style-name="T15">* </text:span><text:span text:style-name="T22">{itemN}</text:span><text:span text:style-name="T15"> - </text:span><text:span text:style-name="T22">{count}"</text:span></text:p>
      <text:p text:style-name="P22"><text:span text:style-name="T28">If you find the </text:span><text:span text:style-name="T11">item</text:span><text:span text:style-name="T28"> you are </text:span><text:span text:style-name="T11">looking for</text:span><text:span text:style-name="T28">, you need to print </text:span><text:span text:style-name="T23">"(found!)" </text:span><text:span text:style-name="T28">next to it:</text:span></text:p>
      <text:p text:style-name="P22"><text:span text:style-name="T15">"* </text:span><text:span text:style-name="T22">{itemN}</text:span><text:span text:style-name="T15"> - </text:span><text:span text:style-name="T22">{count} (found!)"</text:span></text:p>
      <text:h text:style-name="Heading_20_3" text:outline-level="3">Input</text:h>
      <text:list xml:id="list758544619" text:style-name="WWNum46">
        <text:list-item>
          <text:p text:style-name="P11">On the <text:span text:style-name="T8">first</text:span> <text:span text:style-name="T8">line</text:span>, you will receive <text:span text:style-name="Code_20_Char">n</text:span> – <text:s/>the <text:span text:style-name="T8">number of lines</text:span> of clothes, which you will receive.</text:p>
        </text:list-item>
        <text:list-item>
          <text:p text:style-name="P11">On the next <text:span text:style-name="T8">n</text:span> lines, you will receive the <text:span text:style-name="T8">clothes</text:span> in the <text:span text:style-name="T8">format</text:span> <text:span text:style-name="T8">described</text:span> above.</text:p>
        </text:list-item>
      </text:list>
      <text:h text:style-name="Heading_20_3" text:outline-level="3">Output</text:h>
      <text:list xml:id="list4262066076" text:style-name="WWNum47">
        <text:list-item>
          <text:p text:style-name="P12">Print the <text:span text:style-name="T8">clothes</text:span> from your wardrobe in the <text:span text:style-name="T8">format</text:span> <text:span text:style-name="T8">described</text:span> above</text:p>
        </text:list-item>
      </text:list>
      <text:p text:style-name="P34"/>
      <text:p text:style-name="P35"/>
      <text:h text:style-name="Heading_20_3" text:outline-level="3">Examp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9"><text:span text:style-name="T8">Input</text:span></text:p>
          </table:table-cell>
          <table:table-cell table:style-name="Table6.A1" office:value-type="string">
            <text:p text:style-name="P29"><text:span text:style-name="T8">Output</text:span></text:p>
          </table:table-cell>
        </table:table-row>
        <table:table-row table:style-name="Table6.1">
          <table:table-cell table:style-name="Table6.A2" office:value-type="string">
            <text:p text:style-name="P36"><text:span text:style-name="T24">4</text:span></text:p>
            <text:p text:style-name="P28"><text:span text:style-name="T24">Blue -&gt; dress,jeans,hat</text:span></text:p>
            <text:p text:style-name="P28"><text:span text:style-name="T24">Gold -&gt; dress,t-shirt,boxers</text:span></text:p>
            <text:p text:style-name="P28"><text:span text:style-name="T24">White -&gt; briefs,tanktop</text:span></text:p>
            <text:p text:style-name="P36"><text:span text:style-name="T24">Blue -&gt; gloves</text:span></text:p>
            <text:p text:style-name="P28"><text:span text:style-name="T24">Blue dress</text:span></text:p>
          </table:table-cell>
          <table:table-cell table:style-name="Table6.A2" office:value-type="string">
            <text:p text:style-name="P28"><text:span text:style-name="T24">Blue clothes:</text:span></text:p>
            <text:p text:style-name="P28"><text:span text:style-name="T24">* dress - 1 (found!)</text:span></text:p>
            <text:p text:style-name="P28"><text:span text:style-name="T24">* jeans - 1</text:span></text:p>
            <text:p text:style-name="P28"><text:span text:style-name="T24">* hat - 1</text:span></text:p>
            <text:p text:style-name="P28"><text:span text:style-name="T24">* gloves - 1</text:span></text:p>
            <text:p text:style-name="P28"><text:span text:style-name="T24">Gold clothes:</text:span></text:p>
            <text:p text:style-name="P28"><text:span text:style-name="T24">* dress - 1</text:span></text:p>
            <text:p text:style-name="P28"><text:span text:style-name="T24">* t-shirt - 1</text:span></text:p>
            <text:p text:style-name="P28"><text:span text:style-name="T24">* boxers - 1</text:span></text:p>
            <text:p text:style-name="P28"><text:span text:style-name="T24">White clothes:</text:span></text:p>
            <text:p text:style-name="P28"><text:span text:style-name="T24">* briefs - 1</text:span></text:p>
            <text:p text:style-name="P30"><text:span text:style-name="T24">* tanktop - 1</text:span></text:p>
          </table:table-cell>
        </table:table-row>
        <table:table-row table:style-name="Table6.3">
          <table:table-cell table:style-name="Table6.A2" office:value-type="string">
            <text:p text:style-name="P36"><text:span text:style-name="T24">4</text:span></text:p>
            <text:p text:style-name="P28"><text:span text:style-name="T24">Red -&gt; hat</text:span></text:p>
            <text:p text:style-name="P28"><text:span text:style-name="T24">Red -&gt; dress,t-shirt,boxers</text:span></text:p>
            <text:p text:style-name="P28"><text:span text:style-name="T24">White -&gt; briefs,tanktop</text:span></text:p>
            <text:p text:style-name="P36"><text:span text:style-name="T24">Blue -&gt; gloves</text:span></text:p>
            <text:p text:style-name="P28"><text:span text:style-name="T24">White tanktop</text:span></text:p>
          </table:table-cell>
          <table:table-cell table:style-name="Table6.A2" office:value-type="string">
            <text:p text:style-name="P28"><text:span text:style-name="T24">Red clothes:</text:span></text:p>
            <text:p text:style-name="P28"><text:span text:style-name="T24">* hat - 1</text:span></text:p>
            <text:p text:style-name="P28"><text:span text:style-name="T24">* dress - 1</text:span></text:p>
            <text:p text:style-name="P28"><text:span text:style-name="T24">* t-shirt - 1</text:span></text:p>
            <text:p text:style-name="P28"><text:span text:style-name="T24">* boxers - 1</text:span></text:p>
            <text:p text:style-name="P28"><text:span text:style-name="T24">White clothes:</text:span></text:p>
            <text:p text:style-name="P28"><text:span text:style-name="T24">* briefs - 1</text:span></text:p>
            <text:p text:style-name="P28"><text:span text:style-name="T24">* tanktop - 1 (found!)</text:span></text:p>
            <text:p text:style-name="P28"><text:span text:style-name="T24">Blue clothes:</text:span></text:p>
            <text:p text:style-name="P30"><text:span text:style-name="T24">* gloves - 1</text:span></text:p>
            <text:p text:style-name="P33"/>
          </table:table-cell>
        </table:table-row>
        <table:table-row table:style-name="Table6.3">
          <table:table-cell table:style-name="Table6.A2" office:value-type="string">
            <text:p text:style-name="P36"><text:span text:style-name="T24">5</text:span></text:p>
            <text:p text:style-name="P28"><text:span text:style-name="T24">Blue -&gt; shoes</text:span></text:p>
            <text:p text:style-name="P28"><text:span text:style-name="T24">Blue -&gt; shoes,shoes,shoes</text:span></text:p>
            <text:p text:style-name="P28"><text:span text:style-name="T24">Blue -&gt; shoes,shoes</text:span></text:p>
            <text:p text:style-name="P28"><text:span text:style-name="T24">Blue -&gt; shoes</text:span></text:p>
            <text:p text:style-name="P36"><text:span text:style-name="T24">Blue -&gt; shoes,shoes</text:span></text:p>
            <text:p text:style-name="P36"><text:span text:style-name="T24">Red tanktop</text:span></text:p>
          </table:table-cell>
          <table:table-cell table:style-name="Table6.A2" office:value-type="string">
            <text:p text:style-name="P28"><text:span text:style-name="T24">Blue clothes:</text:span></text:p>
            <text:p text:style-name="P28"><text:span text:style-name="T24">* shoes - 9</text:span></text:p>
          </table:table-cell>
        </table:table-row>
      </table:table>
      <text:p text:style-name="P32"/>
      <text:list xml:id="list194051177244518" text:continue-list="list194050032958034" text:style-name="WWNum41">
        <text:list-item>
          <text:h text:style-name="P8" text:outline-level="1">*The V-Logger</text:h>
        </text:list-item>
      </text:list>
      <text:p text:style-name="P22">Create a program that keeps information about <text:span text:style-name="T8">vloggers</text:span> and their <text:span text:style-name="T8">followers</text:span>. The <text:span text:style-name="T8">input</text:span> will come as e sequence of strings, where each string will represent a <text:span text:style-name="T8">valid</text:span> command. The commands will be presented in the following format:</text:p>
      <text:list xml:id="list194050545987270" text:continue-list="list4262066076" text:style-name="WWNum47">
        <text:list-item>
          <text:p text:style-name="P12">"<text:span text:style-name="Code_20_Char">{vloggername}</text:span>" <text:span text:style-name="T22">joined The V-Logger</text:span> – keep the vlogger in your records.</text:p>
        </text:list-item>
      </text:list>
      <text:list xml:id="list2553348093" text:style-name="WWNum40">
        <text:list-item>
          <text:list>
            <text:list-item>
              <text:p text:style-name="P15">Vloggernames <text:span text:style-name="T8">consist</text:span> <text:span text:style-name="T8">of only one word</text:span>.</text:p>
            </text:list-item>
            <text:list-item>
              <text:p text:style-name="P15"><text:soft-page-break/>If the <text:span text:style-name="T8">given</text:span> <text:span text:style-name="Code_20_Char">vloggername</text:span><text:span text:style-name="T8"> </text:span>already<text:span text:style-name="T8"> exists, ignore </text:span>that<text:span text:style-name="T8"> </text:span>command<text:span text:style-name="T8">.</text:span></text:p>
            </text:list-item>
          </text:list>
        </text:list-item>
      </text:list>
      <text:p text:style-name="P16"/>
      <text:list xml:id="list194050239654330" text:continue-list="list194050545987270" text:style-name="WWNum47">
        <text:list-item>
          <text:p text:style-name="P12">"<text:span text:style-name="Code_20_Char">{vloggername} followed {vloggername}</text:span>" – The first vlogger followed the second vlogger.</text:p>
        </text:list-item>
      </text:list>
      <text:list xml:id="list194050039848749" text:continue-list="list2553348093" text:style-name="WWNum40">
        <text:list-item>
          <text:list>
            <text:list-item>
              <text:p text:style-name="P15">If <text:span text:style-name="T8">any </text:span>of the <text:span text:style-name="T8">given vlogernames</text:span> <text:span text:style-name="T8">does not exist</text:span> in you collection, <text:span text:style-name="T8">ignore </text:span>that<text:span text:style-name="T8"> </text:span>command<text:span text:style-name="T8">.</text:span></text:p>
            </text:list-item>
            <text:list-item>
              <text:p text:style-name="P15">Vlogger <text:span text:style-name="T8">cannot</text:span> follow <text:span text:style-name="T8">himself</text:span></text:p>
            </text:list-item>
            <text:list-item>
              <text:p text:style-name="P15">Vlogger <text:span text:style-name="T8">cannot</text:span> follow someone he is <text:span text:style-name="T8">already a follower</text:span> <text:span text:style-name="T8">of</text:span></text:p>
            </text:list-item>
          </text:list>
        </text:list-item>
      </text:list>
      <text:p text:style-name="P17"/>
      <text:list xml:id="list194050785591677" text:continue-list="list194050239654330" text:style-name="WWNum47">
        <text:list-item>
          <text:p text:style-name="P12"><text:span text:style-name="T8">"</text:span><text:span text:style-name="T22">Statistics</text:span><text:span text:style-name="T8">" - </text:span>Upon receiving this command, you have to print a statistic about the vloggers.</text:p>
        </text:list-item>
      </text:list>
      <text:p text:style-name="P22">Each vlogger has an unique <text:span text:style-name="T8">vloggername</text:span>. <text:span text:style-name="T8">Vloggers</text:span> can <text:span text:style-name="T8">follow other vloggers</text:span> and a vlogger <text:span text:style-name="T8">can follow</text:span> <text:span text:style-name="T8">as many other vloggers</text:span> <text:span text:style-name="T8">as he wants</text:span>, but he <text:span text:style-name="T8">cannot</text:span> follow <text:span text:style-name="T8">himself </text:span>or follow someone he is <text:span text:style-name="T8">already a follower</text:span> <text:span text:style-name="T8">of</text:span>. You need to print the <text:span text:style-name="T8">total</text:span> <text:span text:style-name="T8">count</text:span> of <text:span text:style-name="T8">vloggers</text:span> in your collection. Then you have to print the <text:span text:style-name="T8">most</text:span> <text:span text:style-name="T8">famous</text:span> <text:span text:style-name="T8">vlogger</text:span> – the one with the most followers, with <text:span text:style-name="T8">his</text:span> <text:span text:style-name="T8">followers.</text:span> If more than one vloggers have the <text:span text:style-name="T8">same</text:span> <text:span text:style-name="T8">number</text:span> of <text:span text:style-name="T8">followers</text:span>, print the<text:span text:style-name="T8"> </text:span>one<text:span text:style-name="T8"> following less </text:span>people and his <text:span text:style-name="T8">followers</text:span> should be printed in <text:span text:style-name="T8">lexicographical order (</text:span>in case the vlogger has <text:span text:style-name="T8">no followers</text:span>, print just the first line, which is described <text:span text:style-name="T8">below</text:span>). Lastly, print the <text:span text:style-name="T8">rest</text:span> <text:span text:style-name="T8">vloggers</text:span>, ordered by the <text:span text:style-name="T8">count</text:span> of followers in <text:span text:style-name="T8">descending</text:span> order, then by the number of vloggers he follows in <text:span text:style-name="T8">ascending</text:span> <text:span text:style-name="T8">order. </text:span>The<text:span text:style-name="T8"> whole output must be</text:span> in the following format:</text:p>
      <text:p text:style-name="Standard"><text:span text:style-name="T22">"The V-Logger has a total of {registered vloggers} vloggers in its logs.</text:span></text:p>
      <text:p text:style-name="Standard"><text:span text:style-name="T22">1. </text:span><text:span text:style-name="Code_20_Char">{mostFamousVlogger} : {followers} followers, {followings} following</text:span></text:p>
      <text:p text:style-name="Code"><text:span text:style-name="Code_20_Char"><text:span text:style-name="T8">* <text:s/></text:span></text:span>{follower1}</text:p>
      <text:p text:style-name="Code">* <text:s/>{follower2} … </text:p>
      <text:p text:style-name="Standard"><text:span text:style-name="T22">{No}. </text:span><text:span text:style-name="Code_20_Char">{vlogger} : {followers} followers, {followings} following</text:span></text:p>
      <text:p text:style-name="Standard"><text:span text:style-name="T22">{No}. </text:span><text:span text:style-name="Code_20_Char">{vlogger} : {followers} followers, {followings} following…"</text:span></text:p>
      <text:h text:style-name="P10" text:outline-level="3"><text:span text:style-name="T29">Input</text:span></text:h>
      <text:list xml:id="list194050342276838" text:continue-numbering="true" text:style-name="WWNum47">
        <text:list-item>
          <text:p text:style-name="P12">The input will come in the format described above.</text:p>
        </text:list-item>
      </text:list>
      <text:h text:style-name="P10" text:outline-level="3"><text:span text:style-name="T30">Output</text:span></text:h>
      <text:list xml:id="list194051091110866" text:continue-numbering="true" text:style-name="WWNum47">
        <text:list-item>
          <text:p text:style-name="P12">On the first line, print <text:span text:style-name="T8">the total count of vloggers</text:span> in the format described above.</text:p>
        </text:list-item>
        <text:list-item>
          <text:p text:style-name="P12">On the second line, print the <text:span text:style-name="T8">most</text:span> <text:span text:style-name="T8">famous</text:span> vlogger in the format described above.</text:p>
        </text:list-item>
        <text:list-item>
          <text:p text:style-name="P12">On the <text:span text:style-name="T8">next</text:span> lines, print all of the <text:span text:style-name="T8">rest</text:span> vloggers in the format described above.</text:p>
        </text:list-item>
      </text:list>
      <text:h text:style-name="P10" text:outline-level="3"><text:span text:style-name="T30">Constraints</text:span></text:h>
      <text:list xml:id="list3941825456" text:style-name="WWNum48">
        <text:list-item>
          <text:p text:style-name="P13"><text:span text:style-name="T14">There will be </text:span><text:span text:style-name="T12">no</text:span><text:span text:style-name="T14"> </text:span><text:span text:style-name="T12">invalid</text:span><text:span text:style-name="T14"> input.</text:span></text:p>
        </text:list-item>
        <text:list-item>
          <text:p text:style-name="P13"><text:span text:style-name="T14">There will be no situation where </text:span><text:span text:style-name="T12">two</text:span><text:span text:style-name="T14"> </text:span><text:span text:style-name="T12">vloggers</text:span><text:span text:style-name="T14"> have </text:span><text:span text:style-name="T12">equal</text:span><text:span text:style-name="T14"> count of </text:span><text:span text:style-name="T12">followers</text:span><text:span text:style-name="T14"> and </text:span><text:span text:style-name="T12">equal</text:span><text:span text:style-name="T14"> count of </text:span><text:span text:style-name="T12">followings</text:span></text:p>
        </text:list-item>
        <text:list-item>
          <text:p text:style-name="P13"><text:span text:style-name="T14">Allowed time/memory: </text:span><text:span text:style-name="T12">100ms/16MB</text:span><text:span text:style-name="T14">.</text:span></text:p>
        </text:list-item>
      </text:list>
      <text:h text:style-name="P10" text:outline-level="3"><text:span text:style-name="T30">Examples</text:span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0"><text:span text:style-name="Strong">Input</text:span></text:p>
          </table:table-cell>
          <table:table-cell table:style-name="Table7.A1" office:value-type="string">
            <text:p text:style-name="P30"><text:span text:style-name="Strong">Output</text:span></text:p>
          </table:table-cell>
        </table:table-row>
        <table:table-row table:style-name="Table7.2">
          <table:table-cell table:style-name="Table7.A2" office:value-type="string">
            <text:p text:style-name="P28"><text:span text:style-name="T15">EmilConrad joined The V-Logger</text:span></text:p>
            <text:p text:style-name="P28"><text:span text:style-name="T27">VenomTheDoctor </text:span><text:span text:style-name="T15">joined The V-Logger</text:span></text:p>
            <text:p text:style-name="P28"><text:span text:style-name="T27">Saffrona </text:span><text:span text:style-name="T15">joined The V-Logger</text:span></text:p>
            <text:p text:style-name="P28"><text:span text:style-name="T27">Saffrona</text:span><text:span text:style-name="Code_20_Char"> followed </text:span><text:span text:style-name="T15">EmilConrad</text:span></text:p>
            <text:p text:style-name="P28"><text:span text:style-name="T27">Saffrona</text:span><text:span text:style-name="Code_20_Char"> followed </text:span><text:span text:style-name="T27">VenomTheDoctor</text:span></text:p>
            <text:p text:style-name="P28"><text:soft-page-break/><text:span text:style-name="T15">EmilConrad </text:span><text:span text:style-name="Code_20_Char">followed </text:span><text:span text:style-name="T27">VenomTheDoctor</text:span></text:p>
            <text:p text:style-name="P28"><text:span text:style-name="T27">VenomTheDoctor</text:span><text:span text:style-name="T15"> </text:span><text:span text:style-name="Code_20_Char">followed </text:span><text:span text:style-name="T27">VenomTheDoctor</text:span></text:p>
            <text:p text:style-name="P28"><text:span text:style-name="T27">Saffrona</text:span><text:span text:style-name="Code_20_Char"> followed </text:span><text:span text:style-name="T15">EmilConrad</text:span></text:p>
            <text:p text:style-name="P28"><text:span text:style-name="T15">Statistics</text:span></text:p>
          </table:table-cell>
          <table:table-cell table:style-name="Table7.A2" office:value-type="string">
            <text:p text:style-name="P26"><text:span text:style-name="T15">The V-Logger has a total of 3 vloggers in its logs.</text:span></text:p>
            <text:p text:style-name="P26"><text:span text:style-name="T15">1. VenomTheDoctor : 2 followers, 0 following</text:span></text:p>
            <text:p text:style-name="P26"><text:span text:style-name="T15">* <text:s/>EmilConrad</text:span></text:p>
            <text:p text:style-name="P26"><text:span text:style-name="T15">* <text:s/>Saffrona</text:span></text:p>
            <text:p text:style-name="P26"><text:soft-page-break/><text:span text:style-name="T15">2. EmilConrad : 1 followers, 1 following</text:span></text:p>
            <text:p text:style-name="P26"><text:span text:style-name="T15">3. Saffrona : 0 followers, 2 following <text:s text:c="17"/></text:span></text:p>
          </table:table-cell>
        </table:table-row>
        <table:table-row table:style-name="Table7.2">
          <table:table-cell table:style-name="Table7.A2" office:value-type="string">
            <text:p text:style-name="P28"><text:span text:style-name="T15">JennaMarbles joined The V-Logger</text:span></text:p>
            <text:p text:style-name="P28"><text:span text:style-name="T15">JennaMarbles followed Zoella</text:span></text:p>
            <text:p text:style-name="P28"><text:span text:style-name="T15">AmazingPhil joined The V-Logger</text:span></text:p>
            <text:p text:style-name="P28"><text:span text:style-name="T15">JennaMarbles followed AmazingPhil</text:span></text:p>
            <text:p text:style-name="P28"><text:span text:style-name="T15">Zoella joined The V-Logger</text:span></text:p>
            <text:p text:style-name="P28"><text:span text:style-name="T15">JennaMarbles followed Zoella</text:span></text:p>
            <text:p text:style-name="P28"><text:span text:style-name="T15">Zoella followed AmazingPhil</text:span></text:p>
            <text:p text:style-name="P28"><text:span text:style-name="T15">Christy followed Zoella</text:span></text:p>
            <text:p text:style-name="P28"><text:span text:style-name="T15">Zoella followed Christy</text:span></text:p>
            <text:p text:style-name="P28"><text:span text:style-name="T15">JacksGap joined The V-Logger</text:span></text:p>
            <text:p text:style-name="P28"><text:span text:style-name="T15">JacksGap followed JennaMarbles</text:span></text:p>
            <text:p text:style-name="P28"><text:span text:style-name="T15">PewDiePie joined The V-Logger</text:span></text:p>
            <text:p text:style-name="P28"><text:span text:style-name="T15">Zoella joined The V-Logger</text:span></text:p>
            <text:p text:style-name="P28"><text:span text:style-name="T15">Statistics</text:span></text:p>
          </table:table-cell>
          <table:table-cell table:style-name="Table7.A2" office:value-type="string">
            <text:p text:style-name="P26"><text:span text:style-name="T15">The V-Logger has a total of 5 vloggers in its logs.</text:span></text:p>
            <text:p text:style-name="P26"><text:span text:style-name="T15">1. AmazingPhil : 2 followers, 0 following</text:span></text:p>
            <text:p text:style-name="P26"><text:span text:style-name="T15">* <text:s/>JennaMarbles</text:span></text:p>
            <text:p text:style-name="P26"><text:span text:style-name="T15">* <text:s/>Zoella</text:span></text:p>
            <text:p text:style-name="P26"><text:span text:style-name="T15">2. Zoella : 1 followers, 1 following</text:span></text:p>
            <text:p text:style-name="P26"><text:span text:style-name="T15">3. JennaMarbles : 1 followers, 2 following</text:span></text:p>
            <text:p text:style-name="P26"><text:span text:style-name="T15">4. PewDiePie : 0 followers, 0 following</text:span></text:p>
            <text:p text:style-name="P26"><text:span text:style-name="T15">5. JacksGap : 0 followers, 1 following</text:span></text:p>
          </table:table-cell>
        </table:table-row>
      </table:table>
      <text:p text:style-name="P37"/>
      <text:list xml:id="list194051097927534" text:continue-list="list194051177244518" text:style-name="WWNum41">
        <text:list-item>
          <text:h text:style-name="P8" text:outline-level="1">*Ranking</text:h>
        </text:list-item>
      </text:list>
      <text:p text:style-name="P22">Write a program that <text:span text:style-name="T8">ranks</text:span> candidate-interns, depending on the <text:span text:style-name="T8">points</text:span> from the <text:span text:style-name="T8">interview</text:span> <text:span text:style-name="T8">tasks</text:span> and their <text:span text:style-name="T8">exam</text:span> <text:span text:style-name="T8">results</text:span> in SoftUni. You will receive some lines of <text:span text:style-name="T8">input</text:span> in the format <text:span text:style-name="T22">"{contest}:{password for contest}"</text:span> until you receive <text:span text:style-name="T22">"end of contests"</text:span>. Save that data because <text:span text:style-name="T8">you will need it later</text:span>. After that you will receive other type of inputs in format <text:span text:style-name="T22">"{contest}=&gt;{password}=&gt;{username}=&gt;{points}"</text:span> until you <text:span text:style-name="T15">receive </text:span><text:span text:style-name="T22">"end of submissions"</text:span>. Here is what you need to do:</text:p>
      <text:list xml:id="list4034550066" text:style-name="WWNum49">
        <text:list-item>
          <text:p text:style-name="P14">Check if the <text:span text:style-name="T8">contest is valid (if you received it in the first type of input)</text:span></text:p>
        </text:list-item>
      </text:list>
      <text:list xml:id="list607771152" text:style-name="WWNum44">
        <text:list-item>
          <text:p text:style-name="P18">Check if the <text:span text:style-name="T8">password is correct for the given contest</text:span></text:p>
        </text:list-item>
        <text:list-item>
          <text:p text:style-name="P18">Save the user with the <text:span text:style-name="T8">contest</text:span> they take part in <text:span text:style-name="T8">(a user can take part in many contests)</text:span> and the points the user has in the <text:span text:style-name="T8">given</text:span> <text:span text:style-name="T8">contest</text:span>. If you receive the <text:span text:style-name="T8">same contest </text:span>and<text:span text:style-name="T8"> </text:span>the<text:span text:style-name="T8"> same user, update </text:span>the<text:span text:style-name="T8"> points only if the new ones </text:span>are<text:span text:style-name="T8"> more than </text:span>the<text:span text:style-name="T8"> older ones.</text:span></text:p>
        </text:list-item>
      </text:list>
      <text:p text:style-name="P22">At the end you have to print the info for the user with the <text:span text:style-name="T8">most points</text:span> in the format:</text:p>
      <text:p text:style-name="P22"><text:span text:style-name="T22">"Best candidate is {user} with total {total points} points."</text:span>. After that print <text:span text:style-name="T8">all students ordered </text:span>by<text:span text:style-name="T8"> </text:span>their<text:span text:style-name="T8"> names</text:span>. For<text:span text:style-name="T8"> each </text:span>user,<text:span text:style-name="T8"> </text:span>print<text:span text:style-name="T8"> each contest </text:span>with<text:span text:style-name="T8"> </text:span>the<text:span text:style-name="T8"> points </text:span>in<text:span text:style-name="T8"> descending </text:span>order in the following format:</text:p>
      <text:p text:style-name="Standard"><text:span text:style-name="T22">"{user1 name}</text:span></text:p>
      <text:p text:style-name="Standard"><text:span text:style-name="T22"># <text:s/>{contest1} -&gt; {points}</text:span></text:p>
      <text:p text:style-name="Standard"><text:span text:style-name="T22"># <text:s/>{contest2} -&gt; {points}</text:span></text:p>
      <text:p text:style-name="Standard"><text:span text:style-name="T22">{user2 name}</text:span></text:p>
      <text:p text:style-name="Standard"><text:span text:style-name="T22">…"</text:span></text:p>
      <text:p text:style-name="P25"/>
      <text:h text:style-name="P10" text:outline-level="3"><text:soft-page-break/><text:span text:style-name="T29">Input</text:span></text:h>
      <text:list xml:id="list902140488" text:style-name="WWNum43">
        <text:list-item>
          <text:p text:style-name="P19">You will be receiving strings in formats described above, until the appropriate commands, also described above, are given.<text:span text:style-name="T5"><text:tab/></text:span></text:p>
        </text:list-item>
      </text:list>
      <text:h text:style-name="P10" text:outline-level="3"><text:span text:style-name="T29">Output</text:span></text:h>
      <text:list xml:id="list3228902478" text:style-name="WWNum45">
        <text:list-item>
          <text:p text:style-name="P20">On the <text:span text:style-name="T8">first</text:span> line print the best user in the format <text:span text:style-name="T8">described</text:span> above.<text:span text:style-name="T8"> </text:span></text:p>
        </text:list-item>
        <text:list-item>
          <text:p text:style-name="P20">On the <text:span text:style-name="T8">next</text:span> lines print all students ordered as mentioned above in format.</text:p>
        </text:list-item>
      </text:list>
      <text:h text:style-name="P10" text:outline-level="3"><text:span text:style-name="T29">Constraints</text:span></text:h>
      <text:list xml:id="list194050970975973" text:continue-list="list902140488" text:style-name="WWNum43">
        <text:list-item>
          <text:p text:style-name="P19">There will be <text:span text:style-name="T8">no</text:span> case with two <text:span text:style-name="T8">equal</text:span> <text:span text:style-name="T8">contests</text:span>.</text:p>
        </text:list-item>
      </text:list>
      <text:list xml:id="list578664584" text:style-name="WWNum42">
        <text:list-item>
          <text:p text:style-name="P21">The <text:span text:style-name="T8">strings</text:span> may contain any ASCII character except from <text:span text:style-name="T8">(:, =, &gt;).</text:span></text:p>
        </text:list-item>
        <text:list-item>
          <text:p text:style-name="P21">The <text:span text:style-name="T8">numbers</text:span> will be in range <text:span text:style-name="T8">[0 - 10000]</text:span>.</text:p>
        </text:list-item>
        <text:list-item>
          <text:p text:style-name="P21">The <text:span text:style-name="T8">second</text:span> input is always <text:span text:style-name="T8">valid</text:span>.</text:p>
        </text:list-item>
        <text:list-item>
          <text:p text:style-name="P21">There will be no case with <text:span text:style-name="T8">2</text:span> or <text:span text:style-name="T8">more</text:span> users with <text:span text:style-name="T8">same</text:span> <text:span text:style-name="T8">total</text:span> <text:span text:style-name="T8">points</text:span>.</text:p>
        </text:list-item>
      </text:list>
      <text:h text:style-name="P10" text:outline-level="3"><text:span text:style-name="T29">Examples</text:span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9"><text:span text:style-name="T33">Input</text:span></text:p>
          </table:table-cell>
          <table:table-cell table:style-name="Table8.A1" office:value-type="string">
            <text:p text:style-name="P29"><text:span text:style-name="T33">Output</text:span></text:p>
          </table:table-cell>
        </table:table-row>
        <table:table-row table:style-name="Table8.1">
          <table:table-cell table:style-name="Table8.A2" office:value-type="string">
            <text:p text:style-name="P1"><text:span text:style-name="T34">Part One Interview:success</text:span></text:p>
            <text:p text:style-name="P1"><text:span text:style-name="T34">Js Fundamentals:Pesho</text:span></text:p>
            <text:p text:style-name="P1"><text:span text:style-name="T34">C# Fundamentals:fundPass</text:span></text:p>
            <text:p text:style-name="P1"><text:span text:style-name="T34">Algorithms:fun</text:span></text:p>
            <text:p text:style-name="P1"><text:span text:style-name="T34">end of contests</text:span></text:p>
            <text:p text:style-name="P1"><text:span text:style-name="T36">C# Fundamentals=&gt;fundPass=&gt;Tanya=&gt;350</text:span></text:p>
            <text:p text:style-name="P1"><text:span text:style-name="T36">Algorithms=&gt;fun=&gt;Tanya=&gt;380</text:span></text:p>
            <text:p text:style-name="P1"><text:span text:style-name="T36">Part One Interview=&gt;success=&gt;Nikola=&gt;120</text:span></text:p>
            <text:p text:style-name="P1"><text:span text:style-name="T38">Java Basics Exam=&gt;pesho=&gt;Petkan=&gt;400</text:span></text:p>
            <text:p text:style-name="P1"><text:span text:style-name="T36">Part One Interview=&gt;success=&gt;Tanya=&gt;220</text:span></text:p>
            <text:p text:style-name="P1"><text:span text:style-name="T38">OOP Advanced=&gt;password123=&gt;BaiIvan=&gt;231</text:span></text:p>
            <text:p text:style-name="P1"><text:span text:style-name="T36">C# Fundamentals=&gt;fundPass=&gt;Tanya=&gt;250</text:span></text:p>
            <text:p text:style-name="P1"><text:span text:style-name="T36">C# Fundamentals=&gt;fundPass=&gt;Nikola=&gt;200</text:span></text:p>
            <text:p text:style-name="P1"><text:span text:style-name="T36">Js Fundamentals=&gt;Pesho=&gt;Tanya=&gt;400</text:span></text:p>
            <text:p text:style-name="P1"><text:span text:style-name="T34">end of submissions</text:span></text:p>
          </table:table-cell>
          <table:table-cell table:style-name="Table8.A2" office:value-type="string">
            <text:p text:style-name="P1"><text:span text:style-name="T34">Best candidate is Tanya with total 1350 points.</text:span></text:p>
            <text:p text:style-name="P1"><text:span text:style-name="T34">Ranking: </text:span></text:p>
            <text:p text:style-name="P1"><text:span text:style-name="T34">Nikola</text:span></text:p>
            <text:p text:style-name="P1"><text:span text:style-name="T34"># <text:s/>C# Fundamentals -&gt; 200</text:span></text:p>
            <text:p text:style-name="P1"><text:span text:style-name="T34"># <text:s/>Part One Interview -&gt; 120</text:span></text:p>
            <text:p text:style-name="P1"><text:span text:style-name="T34">Tanya</text:span></text:p>
            <text:p text:style-name="P1"><text:span text:style-name="T34"># <text:s/>Js Fundamentals -&gt; 400</text:span></text:p>
            <text:p text:style-name="P1"><text:span text:style-name="T34"># <text:s/>Algorithms -&gt; 380</text:span></text:p>
            <text:p text:style-name="P1"><text:span text:style-name="T34"># <text:s/>C# Fundamentals -&gt; 350</text:span></text:p>
            <text:p text:style-name="P1"><text:span text:style-name="T34"># <text:s/>Part One Interview -&gt; 220</text:span></text:p>
          </table:table-cell>
        </table:table-row>
        <table:table-row table:style-name="Table8.1">
          <table:table-cell table:style-name="Table8.A2" office:value-type="string">
            <text:p text:style-name="P1"><text:bookmark text:name="_Hlk505101421"/><text:span text:style-name="T34">Java Advanced:funpass</text:span></text:p>
            <text:p text:style-name="P1"><text:span text:style-name="T34">Part Two Interview:success</text:span></text:p>
            <text:p text:style-name="P1"><text:span text:style-name="T34">Math Concept:asdasd</text:span></text:p>
            <text:p text:style-name="P1"><text:span text:style-name="T34">Java Web Basics:forrF</text:span></text:p>
            <text:p text:style-name="P1"><text:span text:style-name="T34">end of contests</text:span></text:p>
            <text:p text:style-name="P1"><text:span text:style-name="T34">Math Concept=&gt;ispass=&gt;Monika=&gt;290</text:span></text:p>
            <text:p text:style-name="P1"><text:span text:style-name="T34">Java Advanced=&gt;funpass=&gt;Simona=&gt;400</text:span></text:p>
            <text:p text:style-name="P1"><text:span text:style-name="T34">Part Two Interview=&gt;success=&gt;Drago=&gt;120</text:span></text:p>
            <text:p text:style-name="P1"><text:span text:style-name="T34">Java Advanced=&gt;funpass=&gt;Petyr=&gt;90</text:span></text:p>
            <text:p text:style-name="P1"><text:span text:style-name="T34">Java Web Basics=&gt;forrF=&gt;Simona=&gt;280</text:span></text:p>
            <text:p text:style-name="P1"><text:soft-page-break/><text:span text:style-name="T34">Part Two Interview=&gt;success=&gt;Petyr=&gt;0</text:span></text:p>
            <text:p text:style-name="P1"><text:span text:style-name="T34">Math Concept=&gt;asdasd=&gt;Drago=&gt;250</text:span></text:p>
            <text:p text:style-name="P1"><text:span text:style-name="T34">Part Two Interview=&gt;success=&gt;Simona=&gt;200</text:span></text:p>
            <text:p text:style-name="P1"><text:span text:style-name="T34">end of submissions</text:span></text:p>
          </table:table-cell>
          <table:table-cell table:style-name="Table8.A2" office:value-type="string">
            <text:p text:style-name="P1"><text:span text:style-name="T34">Best candidate is Simona with total 880 points.</text:span></text:p>
            <text:p text:style-name="P1"><text:span text:style-name="T34">Ranking: </text:span></text:p>
            <text:p text:style-name="P1"><text:span text:style-name="T34">Drago</text:span></text:p>
            <text:p text:style-name="P1"><text:span text:style-name="T34"># <text:s/>Math Concept -&gt; 250</text:span></text:p>
            <text:p text:style-name="P1"><text:span text:style-name="T34"># <text:s/>Part Two Interview -&gt; 120</text:span></text:p>
            <text:p text:style-name="P1"><text:span text:style-name="T34">Petyr</text:span></text:p>
            <text:p text:style-name="P1"><text:span text:style-name="T34"># <text:s/>Java Advanced -&gt; 90</text:span></text:p>
            <text:p text:style-name="P1"><text:span text:style-name="T34"># <text:s/>Part Two Interview -&gt; 0</text:span></text:p>
            <text:p text:style-name="P1"><text:span text:style-name="T34">Simona</text:span></text:p>
            <text:p text:style-name="P1"><text:span text:style-name="T34"># <text:s/>Java Advanced -&gt; 400</text:span></text:p>
            <text:p text:style-name="P1"><text:soft-page-break/><text:span text:style-name="T34"># <text:s/>Java Web Basics -&gt; 280</text:span></text:p>
            <text:p text:style-name="P1"><text:span text:style-name="T34"># <text:s/>Part Two Interview -&gt; 200</text:span><text:bookmark text:name="_Hlk505101742"/></text:p>
          </table:table-cell>
        </table:table-row>
      </table:table>
      <text:p text:style-name="P2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72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ListLabel_20_74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7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8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9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0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26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about.softuni.bg/" text:style-name="Internet_20_link" text:visited-style-name="Visited_20_Internet_20_Link"><text:span text:style-name="MT2">about.softuni.bg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71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80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89"><draw:image xlink:href="Pictures/1000020000000094000000940444C3C9D205423F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98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107"><draw:image xlink:href="Pictures/100002000000009400000094885D4295E8021B8C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116"><draw:image xlink:href="Pictures/100002000000009400000094183D941B7D80F4B0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125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134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143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8" draw:name="Straight Connector 19" draw:style-name="Mgr3" draw:text-style-name="MP6" svg:x1="-0.002cm" svg:y1="0.183cm" svg:x2="18.372cm" svg:y2="0.183cm"><text:p/></draw:line><draw:custom-shape text:anchor-type="paragraph" draw:z-index="35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9</text:page-number></text:span><text:span text:style-name="MT4"><text:s/>of </text:span><text:span text:style-name="MT4"><text:page-count>9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44"><draw:image xlink:href="Pictures/10000200000002F4000001063CDF15509538B8F8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# Advanced - Sets and Dictionaries Advanced - Exercise</dc:title>
    <dc:subject>C# Advanced – Practical Training Course @ SoftUni</dc:subject>
    <meta:initial-creator>Software University</meta:initial-creator>
    <meta:keyword>C#</meta:keyword>
    <meta:keyword>Advanced</meta:keyword>
    <meta:keyword>C#</meta:keyword>
    <meta:keyword>Advanced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about.softuni.bg
© Software University – https://softuni.bg

Copyrighted document. Unauthorized copy, reproduction or use is not permitted.</dc:description>
    <dc:creator>Slavi Kapsalov</dc:creator>
    <meta:editing-cycles>4</meta:editing-cycles>
    <meta:print-date>2015-10-26T22:35:00</meta:print-date>
    <meta:creation-date>2019-11-12T12:29:00</meta:creation-date>
    <dc:date>2020-05-12T16:10:00</dc:date>
    <meta:editing-duration>PT2M</meta:editing-duration>
    <meta:generator>LibreOffice/6.3.4.2$Windows_X86_64 LibreOffice_project/60da17e045e08f1793c57c00ba83cdfce946d0aa</meta:generator>
    <meta:document-statistic meta:table-count="8" meta:image-count="10" meta:object-count="0" meta:page-count="9" meta:paragraph-count="330" meta:word-count="2003" meta:character-count="11359" meta:non-whitespace-character-count="9643"/>
    <meta:user-defined meta:name="AppVersion">16.0000</meta:user-defined>
    <meta:user-defined meta:name="Company">SoftUni – https://about.softuni.b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education;software engineering;software development</meta:user-defined>
    <meta:template xlink:type="simple" xlink:actuate="onRequest" xlink:title="Normal.dotm" xlink:href=""/>
  </office:meta>
</office:document-meta>
</file>